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48.76pt" fo:break-before="auto" style:use-optimal-row-height="true"/>
    </style:style>
    <style:style style:name="ro4" style:family="table-row">
      <style:table-row-properties style:row-height="96.01pt" fo:break-before="auto" style:use-optimal-row-height="true"/>
    </style:style>
    <style:style style:name="ro5" style:family="table-row">
      <style:table-row-properties style:row-height="80.25pt" fo:break-before="auto" style:use-optimal-row-height="true"/>
    </style:style>
    <style:style style:name="ro6" style:family="table-row">
      <style:table-row-properties style:row-height="64.49pt" fo:break-before="auto" style:use-optimal-row-height="true"/>
    </style:style>
    <style:style style:name="ro7" style:family="table-row">
      <style:table-row-properties style:row-height="111.74pt" fo:break-before="auto" style:use-optimal-row-height="true"/>
    </style:style>
    <style:style style:name="ro8" style:family="table-row">
      <style:table-row-properties style:row-height="127.5pt" fo:break-before="auto" style:use-optimal-row-height="true"/>
    </style:style>
    <style:style style:name="ro9" style:family="table-row">
      <style:table-row-properties style:row-height="142.5pt" fo:break-before="auto" style:use-optimal-row-height="true"/>
    </style:style>
    <style:style style:name="ro10" style:family="table-row">
      <style:table-row-properties style:row-height="33pt" fo:break-before="auto" style:use-optimal-row-height="true"/>
    </style:style>
    <style:style style:name="ro11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T2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office:value-type="string" calcext:value-type="string">
            <text:p>current account</text:p>
          </table:table-cell>
          <table:table-cell/>
          <table:table-cell office:value-type="string" calcext:value-type="string">
            <text:p>текущий сче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est rate</text:p>
          </table:table-cell>
          <table:table-cell/>
          <table:table-cell office:value-type="string" calcext:value-type="string">
            <text:p>процентная ставка, ссудный процен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verdraft</text:p>
          </table:table-cell>
          <table:table-cell office:value-type="string" calcext:value-type="string">
            <text:p>ˈəʊvədrɑːft</text:p>
          </table:table-cell>
          <table:table-cell office:value-type="string" calcext:value-type="string">
            <text:p>превышение остатка счета</text:p>
            <text:p>When he left college, he had a $3000 overdraf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verdraft facility</text:p>
          </table:table-cell>
          <table:table-cell/>
          <table:table-cell office:value-type="string" calcext:value-type="string">
            <text:p><text:span text:style-name="T3">Возможность превышение остатка счета</text:span></text:p>
            <text:p>The company had agreed an overdraft facility with the bank that by December 1986 had been raised to £40,000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ise money</text:p>
          </table:table-cell>
          <table:table-cell/>
          <table:table-cell office:value-type="string" calcext:value-type="string">
            <text:p>собирать деньги</text:p>
            <text:p>They are raising funds to help needy youngster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объединять</text:p>
            <text:p>They took out a loan to consolidate their debts.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payment</text:p>
          </table:table-cell>
          <table:table-cell/>
          <table:table-cell office:value-type="string" calcext:value-type="string">
            <text:p>оплата, платеж</text:p>
            <text:p>You can make a payment in any bank.</text:p>
            <text:p>They will accept payment by credit card.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mortgage</text:p>
          </table:table-cell>
          <table:table-cell office:value-type="string" calcext:value-type="string">
            <text:p>ˈmɔːɡɪdʒ</text:p>
          </table:table-cell>
          <table:table-cell office:value-type="string" calcext:value-type="string">
            <text:p>ипотека, закладная</text:p>
            <text:p>We decided to use Fred’s redundancy money to pay off the mortgag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posit</text:p>
          </table:table-cell>
          <table:table-cell/>
          <table:table-cell office:value-type="string" calcext:value-type="string">
            <text:p>1) вклад</text:p>
            <text:p>I’d like to make a deposit into my savings account.</text:p>
            <text:p>2) задаток</text:p>
            <text:p>We put down a deposit on a hous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payment</text:p>
          </table:table-cell>
          <table:table-cell office:value-type="string" calcext:value-type="string">
            <text:p>rɪˈpeɪmənt</text:p>
          </table:table-cell>
          <table:table-cell office:value-type="string" calcext:value-type="string">
            <text:p>выплата</text:p>
            <text:p>an amount of money that you pay regularly until you do not owe any more</text:p>
            <text:p>Do you worry about paying your loan repayments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utgoings</text:p>
          </table:table-cell>
          <table:table-cell/>
          <table:table-cell office:value-type="string" calcext:value-type="string">
            <text:p>издержки, расходы</text:p>
            <text:p>money that you have to spend on rent, food, etc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expenses</text:p>
          </table:table-cell>
          <table:table-cell/>
          <table:table-cell office:value-type="string" calcext:value-type="string">
            <text:p>расходы, затраты</text:p>
            <text:p>money that you spend when you are doing your job, that your employer will pay back to you</text:p>
            <text:p>They pay us two hundred euros a week, plus expens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ings account</text:p>
          </table:table-cell>
          <table:table-cell/>
          <table:table-cell office:value-type="string" calcext:value-type="string">
            <text:p>сберегаительный счет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move someone or something from one place to another</text:p>
            <text:p>переводить(ся), перемещать(ся)</text:p>
            <text:p>She was later transferred to a different hospital.</text:p>
            <text:p>I'll transfer some money into my other account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Direct debit</text:p>
          </table:table-cell>
          <table:table-cell/>
          <table:table-cell office:value-type="string" calcext:value-type="string">
            <text:p>an arrangement that allows an organization to take money from your bank account at regular times to pay for goods or services</text:p>
            <text:p>договор о постоянных платежах</text:p>
            <text:p>I pay my council tax by direct debi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credit</text:p>
          </table:table-cell>
          <table:table-cell/>
          <table:table-cell office:value-type="string" calcext:value-type="string">
            <text:p>в плюсе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verdrawn</text:p>
          </table:table-cell>
          <table:table-cell/>
          <table:table-cell office:value-type="string" calcext:value-type="string">
            <text:p>If you are overdrawn, you have taken more money out of your bank account than you had in it.</text:p>
            <text:p>в минусе, превышающий кредит (в банке)</text:p>
            <text:p>We've gone overdrawn again!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 the red</text:p>
          </table:table-cell>
          <table:table-cell/>
          <table:table-cell office:value-type="string" calcext:value-type="string">
            <text:p>If your bank account is in the red, you have spent more money than there was in it.</text:p>
            <text:p>в минусе (о банковском счете)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change interest</text:p>
          </table:table-cell>
          <table:table-cell/>
          <table:table-cell office:value-type="string" calcext:value-type="string">
            <text:p>ссудный процент</text:p>
            <text:p>low interest rates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finance</text:p>
          </table:table-cell>
          <table:table-cell office:value-type="string" calcext:value-type="string">
            <text:p>ˈfaɪnæns</text:p>
          </table:table-cell>
          <table:table-cell office:value-type="string" calcext:value-type="string">
            <text:p>финансировать</text:p>
            <text:p>Who's financing the project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h machine</text:p>
          </table:table-cell>
          <table:table-cell/>
          <table:table-cell office:value-type="string" calcext:value-type="string">
            <text:p>банкома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stoms / excise duty</text:p>
          </table:table-cell>
          <table:table-cell/>
          <table:table-cell office:value-type="string" calcext:value-type="string">
            <text:p>таможенная пошлина</text:p>
            <text:p>Privately imported cars are subject to a 19% customs duty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value added tax (VAT)</text:p>
          </table:table-cell>
          <table:table-cell/>
          <table:table-cell office:value-type="string" calcext:value-type="string">
            <text:p>налог на добавленную стоимость</text:p>
            <text:p>There is no value-added tax on food and medic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poration tax</text:p>
          </table:table-cell>
          <table:table-cell/>
          <table:table-cell office:value-type="string" calcext:value-type="string">
            <text:p>налог на прибыль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ebit v</text:p>
          </table:table-cell>
          <table:table-cell/>
          <table:table-cell office:value-type="string" calcext:value-type="string">
            <text:p>снимать со счета</text:p>
            <text:p>Twenty euros has been debited from my accou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it</text:p>
          </table:table-cell>
          <table:table-cell/>
          <table:table-cell office:value-type="string" calcext:value-type="string">
            <text:p>снятие со счет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зачислять на счет</text:p>
            <text:p>For some reason my account been credited with an extra $76.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01:29:53.901033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H27M10S</meta:editing-duration>
    <meta:editing-cycles>15</meta:editing-cycles>
    <meta:generator>LibreOffice/6.0.7.3$Linux_X86_64 LibreOffice_project/00m0$Build-3</meta:generator>
    <dc:date>2022-03-02T21:28:22.931391949</dc:date>
    <meta:document-statistic meta:table-count="1" meta:cell-count="58" meta:object-count="0"/>
    <meta:template xlink:type="simple" xlink:actuate="onRequest" xlink:title="vocabularyUnit" xlink:href="../../../../Templates/vocabularyUnit.ots" meta:date="2021-07-23T23:09:37.744245147"/>
  </office:meta>
</office:document-meta>
</file>